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b9bd5" draw:shadow="hidden"/>
    </style:style>
    <style:style style:name="gr2" style:family="graphic" style:parent-style-name="standard">
      <style:graphic-properties draw:stroke="solid" svg:stroke-width="0.026cm" svg:stroke-color="#5b9bd5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dash" draw:stroke-dash="Dash_5f_0" svg:stroke-width="0cm" svg:stroke-color="#7f7f7f" svg:stroke-opacity="100%" draw:stroke-linejoin="round" svg:stroke-linecap="round" draw:fill="none"/>
    </style:style>
    <style:style style:name="gr4" style:family="graphic" style:parent-style-name="standard">
      <style:graphic-properties draw:stroke="none" draw:fill="solid" draw:fill-color="#759fcc" draw:shadow="hidden"/>
    </style:style>
    <style:style style:name="gr5" style:family="graphic" style:parent-style-name="standard">
      <style:graphic-properties draw:stroke="solid" svg:stroke-width="0.026cm" svg:stroke-color="#759fcc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7caada" draw:shadow="hidden"/>
    </style:style>
    <style:style style:name="gr8" style:family="graphic" style:parent-style-name="standard">
      <style:graphic-properties draw:stroke="solid" svg:stroke-width="0.044cm" svg:stroke-color="#000000" svg:stroke-opacity="100%" draw:stroke-linejoin="round" svg:stroke-linecap="round" draw:fill="none" fo:padding-top="0.147cm" fo:padding-bottom="0.147cm" fo:padding-left="0.272cm" fo:padding-right="0.272cm"/>
    </style:style>
    <style:style style:name="gr9" style:family="graphic" style:parent-style-name="standard">
      <style:graphic-properties draw:stroke="none" draw:fill="gradient" draw:fill-gradient-name="Gradient_5f_0" draw:shadow="hidden"/>
    </style:style>
    <style:style style:name="gr10" style:family="graphic" style:parent-style-name="standard">
      <style:graphic-properties draw:stroke="none" draw:fill="gradient" draw:fill-gradient-name="Gradient_5f_1" draw:shadow="hidden"/>
    </style:style>
    <style:style style:name="gr11" style:family="graphic" style:parent-style-name="standard">
      <style:graphic-properties draw:stroke="none" draw:fill="gradient" draw:fill-gradient-name="Gradient_5f_2" draw:shadow="hidden"/>
    </style:style>
    <style:style style:name="gr12" style:family="graphic" style:parent-style-name="standard">
      <style:graphic-properties draw:stroke="none" draw:fill="gradient" draw:fill-gradient-name="Gradient_5f_3" draw:shadow="hidden"/>
    </style:style>
    <style:style style:name="gr13" style:family="graphic" style:parent-style-name="standard">
      <style:graphic-properties draw:stroke="none" draw:fill="gradient" draw:fill-gradient-name="Gradient_5f_4" draw:shadow="hidden"/>
    </style:style>
    <style:style style:name="gr14" style:family="graphic" style:parent-style-name="standard">
      <style:graphic-properties draw:stroke="none" draw:fill="gradient" draw:fill-gradient-name="Gradient_5f_5" draw:shadow="hidden"/>
    </style:style>
    <style:style style:name="gr15" style:family="graphic" style:parent-style-name="standard">
      <style:graphic-properties draw:stroke="solid" svg:stroke-width="0.026cm" svg:stroke-color="#4a80b1" svg:stroke-opacity="100%" draw:stroke-linejoin="round" svg:stroke-linecap="round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none" draw:fill="none" draw:textarea-vertical-align="middle" fo:min-height="0.338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solid" draw:fill-color="#41719c" draw:shadow="hidden"/>
    </style:style>
    <style:style style:name="gr18" style:family="graphic" style:parent-style-name="standard">
      <style:graphic-properties draw:stroke="solid" svg:stroke-width="0.026cm" svg:stroke-color="#41719c" svg:stroke-opacity="100%" draw:stroke-linejoin="round" svg:stroke-linecap="round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shadow="hidden"/>
    </style:style>
    <style:style style:name="gr21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2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none" draw:fill="none" draw:textarea-vertical-align="middle" fo:min-height="0.121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5b9bd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59fcc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7caada"/>
    </style:style>
    <style:style style:name="P6" style:family="paragraph">
      <loext:graphic-properties draw:fill="gradient" draw:fill-gradient-name="Gradient_5f_0"/>
    </style:style>
    <style:style style:name="P7" style:family="paragraph">
      <loext:graphic-properties draw:fill="gradient" draw:fill-gradient-name="Gradient_5f_1"/>
    </style:style>
    <style:style style:name="P8" style:family="paragraph">
      <loext:graphic-properties draw:fill="gradient" draw:fill-gradient-name="Gradient_5f_2"/>
    </style:style>
    <style:style style:name="P9" style:family="paragraph">
      <loext:graphic-properties draw:fill="gradient" draw:fill-gradient-name="Gradient_5f_3"/>
    </style:style>
    <style:style style:name="P10" style:family="paragraph">
      <loext:graphic-properties draw:fill="gradient" draw:fill-gradient-name="Gradient_5f_4"/>
    </style:style>
    <style:style style:name="P11" style:family="paragraph">
      <loext:graphic-properties draw:fill="gradient" draw:fill-gradient-name="Gradient_5f_5"/>
    </style:style>
    <style:style style:name="P12" style:family="paragraph">
      <loext:graphic-properties draw:fill="solid" draw:fill-color="#41719c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ffffff"/>
    </style:style>
    <style:style style:name="P15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4a80b1" loext:opacity="100%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cm" svg:height="5.7cm" svg:x="10.5cm" svg:y="6.3cm" svg:viewBox="0 0 6501 5701" draw:points="0,5701 6501,5701 6501,0 0,0">
            <text:p/>
          </draw:polygon>
          <draw:polygon draw:style-name="gr2" draw:text-style-name="P2" draw:layer="layout" svg:width="6.5cm" svg:height="5.7cm" svg:x="10.5cm" svg:y="6.3cm" svg:viewBox="0 0 6501 5701" draw:points="0,5701 6501,5701 6501,0 0,0">
            <text:p/>
          </draw:polygon>
        </draw:g>
        <draw:line draw:style-name="gr3" draw:text-style-name="P2" draw:layer="layout" svg:x1="-0.5cm" svg:y1="0cm" svg:x2="-0.5cm" svg:y2="21cm">
          <text:p/>
        </draw:line>
        <draw:line draw:style-name="gr3" draw:text-style-name="P2" draw:layer="layout" svg:x1="0cm" svg:y1="0cm" svg:x2="0cm" svg:y2="21cm">
          <text:p/>
        </draw:line>
        <draw:g>
          <draw:polygon draw:style-name="gr4" draw:text-style-name="P3" draw:layer="layout" svg:width="2.125cm" svg:height="3cm" svg:x="11.155cm" svg:y="7.757cm" svg:viewBox="0 0 2126 3001" draw:points="0,3001 2126,3001 2126,0 0,0">
            <text:p/>
          </draw:polygon>
          <draw:polygon draw:style-name="gr5" draw:text-style-name="P2" draw:layer="layout" svg:width="2.125cm" svg:height="3cm" svg:x="11.155cm" svg:y="7.757cm" svg:viewBox="0 0 2126 3001" draw:points="0,3001 2126,3001 2126,0 0,0">
            <text:p/>
          </draw:polygon>
        </draw:g>
        <draw:g>
          <draw:polygon draw:style-name="gr4" draw:text-style-name="P3" draw:layer="layout" svg:width="2.5cm" svg:height="3cm" svg:x="13.563cm" svg:y="7.774cm" svg:viewBox="0 0 2501 3001" draw:points="0,3001 2501,3001 2501,0 0,0">
            <text:p/>
          </draw:polygon>
          <draw:polygon draw:style-name="gr5" draw:text-style-name="P2" draw:layer="layout" svg:width="2.5cm" svg:height="3cm" svg:x="13.563cm" svg:y="7.774cm" svg:viewBox="0 0 2501 3001" draw:points="0,3001 2501,3001 2501,0 0,0">
            <text:p/>
          </draw:polygon>
        </draw:g>
        <draw:frame draw:style-name="gr6" draw:text-style-name="P2" draw:layer="layout" svg:width="2.5cm" svg:height="0.791cm" svg:x="11.155cm" svg:y="6.753cm">
          <draw:text-box>
            <text:p text:style-name="P4"><text:span text:style-name="T1">5v domain</text:span></text:p>
          </draw:text-box>
        </draw:frame>
        <draw:g>
          <draw:polygon draw:style-name="gr7" draw:text-style-name="P5" draw:layer="layout" svg:width="3.333cm" svg:height="0.417cm" svg:x="3.263cm" svg:y="9.217cm" svg:viewBox="0 0 3334 418" draw:points="0,418 833,0 3334,0 2500,418">
            <text:p/>
          </draw:polygon>
          <draw:polygon draw:style-name="gr8" draw:text-style-name="P2" draw:layer="layout" svg:width="3.333cm" svg:height="0.417cm" svg:x="3.263cm" svg:y="9.217cm" svg:viewBox="0 0 3334 418" draw:points="0,418 833,0 3334,0 2500,418">
            <text:p/>
          </draw:polygon>
        </draw:g>
        <draw:g>
          <draw:polygon draw:style-name="gr7" draw:text-style-name="P5" draw:layer="layout" svg:width="0.833cm" svg:height="0.625cm" svg:x="5.763cm" svg:y="9.217cm" svg:viewBox="0 0 834 626" draw:points="0,626 834,209 834,0 0,417">
            <text:p/>
          </draw:polygon>
          <draw:polygon draw:style-name="gr8" draw:text-style-name="P2" draw:layer="layout" svg:width="0.833cm" svg:height="0.625cm" svg:x="5.763cm" svg:y="9.217cm" svg:viewBox="0 0 834 626" draw:points="0,626 834,209 834,0 0,417">
            <text:p/>
          </draw:polygon>
        </draw:g>
        <draw:g>
          <draw:polygon draw:style-name="gr7" draw:text-style-name="P5" draw:layer="layout" svg:width="3.125cm" svg:height="1.354cm" svg:x="4.135cm" svg:y="7.759cm" svg:viewBox="0 0 3126 1355" draw:points="0,1355 677,0 3126,0 2449,1355">
            <text:p/>
          </draw:polygon>
          <draw:polygon draw:style-name="gr8" draw:text-style-name="P2" draw:layer="layout" svg:width="3.125cm" svg:height="1.354cm" svg:x="4.135cm" svg:y="7.759cm" svg:viewBox="0 0 3126 1355" draw:points="0,1355 677,0 3126,0 2449,1355">
            <text:p/>
          </draw:polygon>
        </draw:g>
        <draw:g>
          <draw:polygon draw:style-name="gr7" draw:text-style-name="P5" draw:layer="layout" svg:width="0.391cm" svg:height="0.078cm" svg:x="4.448cm" svg:y="9.126cm" svg:viewBox="0 0 392 79" draw:points="0,79 392,79 392,0 0,0">
            <text:p/>
          </draw:polygon>
          <draw:polygon draw:style-name="gr8" draw:text-style-name="P2" draw:layer="layout" svg:width="0.391cm" svg:height="0.078cm" svg:x="4.448cm" svg:y="9.126cm" svg:viewBox="0 0 392 79" draw:points="0,79 392,79 392,0 0,0">
            <text:p/>
          </draw:polygon>
        </draw:g>
        <draw:g>
          <draw:polygon draw:style-name="gr7" draw:text-style-name="P5" draw:layer="layout" svg:width="0.391cm" svg:height="0.078cm" svg:x="5.867cm" svg:y="9.126cm" svg:viewBox="0 0 392 79" draw:points="0,79 392,79 392,0 0,0">
            <text:p/>
          </draw:polygon>
          <draw:polygon draw:style-name="gr8" draw:text-style-name="P2" draw:layer="layout" svg:width="0.391cm" svg:height="0.078cm" svg:x="5.867cm" svg:y="9.126cm" svg:viewBox="0 0 392 79" draw:points="0,79 392,79 392,0 0,0">
            <text:p/>
          </draw:polygon>
        </draw:g>
        <draw:g>
          <draw:polygon draw:style-name="gr7" draw:text-style-name="P5" draw:layer="layout" svg:width="2.448cm" svg:height="0.182cm" svg:x="3.784cm" svg:y="9.295cm" svg:viewBox="0 0 2449 183" draw:points="364,0 2449,0 2085,183 0,183">
            <text:p/>
          </draw:polygon>
          <draw:polygon draw:style-name="gr8" draw:text-style-name="P2" draw:layer="layout" svg:width="2.448cm" svg:height="0.182cm" svg:x="3.784cm" svg:y="9.295cm" svg:viewBox="0 0 2449 183" draw:points="364,0 2449,0 2085,183 0,183">
            <text:p/>
          </draw:polygon>
        </draw:g>
        <draw:g>
          <draw:polygon draw:style-name="gr7" draw:text-style-name="P5" draw:layer="layout" svg:width="2.5cm" svg:height="0.208cm" svg:x="3.263cm" svg:y="9.634cm" svg:viewBox="0 0 2501 209" draw:points="0,0 0,209 2501,209 2501,0">
            <text:p/>
          </draw:polygon>
          <draw:polygon draw:style-name="gr8" draw:text-style-name="P2" draw:layer="layout" svg:width="2.5cm" svg:height="0.208cm" svg:x="3.263cm" svg:y="9.634cm" svg:viewBox="0 0 2501 209" draw:points="0,0 0,209 2501,209 2501,0">
            <text:p/>
          </draw:polygon>
        </draw:g>
        <draw:g>
          <draw:polygon draw:style-name="gr9" draw:text-style-name="P6" draw:layer="layout" svg:width="0.417cm" svg:height="0.052cm" svg:x="4.487cm" svg:y="9.525cm" svg:viewBox="0 0 418 53" draw:points="0,53 105,0 418,0 314,53">
            <text:p/>
          </draw:polygon>
          <draw:polygon draw:style-name="gr8" draw:text-style-name="P2" draw:layer="layout" svg:width="0.417cm" svg:height="0.052cm" svg:x="4.487cm" svg:y="9.525cm" svg:viewBox="0 0 418 53" draw:points="0,53 105,0 418,0 314,53">
            <text:p/>
          </draw:polygon>
        </draw:g>
        <draw:polygon draw:style-name="gr10" draw:text-style-name="P7" draw:layer="layout" svg:width="0.156cm" svg:height="0.052cm" svg:x="3.315cm" svg:y="9.738cm" svg:viewBox="0 0 157 53" draw:points="0,53 157,53 157,0 0,0">
          <text:p/>
        </draw:polygon>
        <draw:polygon draw:style-name="gr10" draw:text-style-name="P7" draw:layer="layout" svg:width="0.156cm" svg:height="0.052cm" svg:x="3.523cm" svg:y="9.738cm" svg:viewBox="0 0 157 53" draw:points="0,53 157,53 157,0 0,0">
          <text:p/>
        </draw:polygon>
        <draw:polygon draw:style-name="gr10" draw:text-style-name="P7" draw:layer="layout" svg:width="0.156cm" svg:height="0.052cm" svg:x="3.732cm" svg:y="9.738cm" svg:viewBox="0 0 157 53" draw:points="0,53 157,53 157,0 0,0">
          <text:p/>
        </draw:polygon>
        <draw:polygon draw:style-name="gr7" draw:text-style-name="P5" draw:layer="layout" svg:width="0.052cm" svg:height="0.026cm" svg:x="3.576cm" svg:y="9.751cm" svg:viewBox="0 0 53 27" draw:points="0,27 53,27 53,0 0,0">
          <text:p/>
        </draw:polygon>
        <draw:polygon draw:style-name="gr7" draw:text-style-name="P5" draw:layer="layout" svg:width="0.052cm" svg:height="0.026cm" svg:x="3.784cm" svg:y="9.751cm" svg:viewBox="0 0 53 27" draw:points="0,27 53,27 53,0 0,0">
          <text:p/>
        </draw:polygon>
        <draw:polygon draw:style-name="gr7" draw:text-style-name="P5" draw:layer="layout" svg:width="0.052cm" svg:height="0.026cm" svg:x="3.367cm" svg:y="9.751cm" svg:viewBox="0 0 53 27" draw:points="0,27 53,27 53,0 0,0">
          <text:p/>
        </draw:polygon>
        <draw:polygon draw:style-name="gr7" draw:text-style-name="P5" draw:layer="layout" svg:width="0.156cm" svg:height="0.13cm" svg:x="6.336cm" svg:y="9.321cm" svg:viewBox="0 0 157 131" draw:points="0,79 157,0 157,52 0,131">
          <text:p/>
        </draw:polygon>
        <draw:path draw:style-name="gr11" draw:text-style-name="P8" draw:layer="layout" svg:width="0.13cm" svg:height="0.028cm" svg:x="5.476cm" svg:y="9.725cm" svg:viewBox="0 0 131 29" svg:d="M0 0h131c0 5-3 10-9 15-6 4-14 8-24 10-10 3-21 4-32 4-12 0-23-1-33-4-10-2-18-6-24-10-6-5-9-10-9-15z">
          <text:p/>
        </draw:path>
        <draw:path draw:style-name="gr12" draw:text-style-name="P9" draw:layer="layout" svg:width="0.065cm" svg:height="0.065cm" svg:x="4.93cm" svg:y="9.705cm" svg:viewBox="0 0 66 66" svg:d="M0 33c0-5 2-11 4-16 3-5 7-9 12-12 6-3 11-5 17-5s11 2 16 5c6 3 10 7 13 12 2 5 4 11 4 16 0 6-2 12-4 17-3 5-7 9-12 12-6 3-11 4-17 4s-11-1-16-4c-6-3-10-7-13-12-2-5-4-11-4-17z">
          <text:p/>
        </draw:path>
        <draw:path draw:style-name="gr13" draw:text-style-name="P10" draw:layer="layout" svg:width="0.033cm" svg:height="0.033cm" svg:x="4.946cm" svg:y="9.722cm" svg:viewBox="0 0 34 34" svg:d="M0 17c0-3 1-6 2-8 2-3 4-5 6-7 3-1 6-2 9-2s6 1 8 2c3 2 5 4 7 6 1 3 2 6 2 9 0 3-1 6-2 9-2 2-4 4-6 6-3 1-6 2-9 2s-6-1-8-2c-3-2-5-4-7-6-1-3-2-6-2-9z">
          <text:p/>
        </draw:path>
        <draw:path draw:style-name="gr12" draw:text-style-name="P9" draw:layer="layout" svg:width="0.065cm" svg:height="0.065cm" svg:x="5.021cm" svg:y="9.705cm" svg:viewBox="0 0 66 66" svg:d="M0 33c0-5 2-11 4-16 3-5 7-9 12-12 6-3 11-5 17-5s11 2 16 5c6 3 10 7 13 12 2 5 4 11 4 16 0 6-2 12-4 17-3 5-7 9-12 12-6 3-11 4-17 4s-11-1-16-4c-6-3-10-7-13-12-2-5-4-11-4-17z">
          <text:p/>
        </draw:path>
        <draw:path draw:style-name="gr13" draw:text-style-name="P10" draw:layer="layout" svg:width="0.033cm" svg:height="0.033cm" svg:x="5.037cm" svg:y="9.722cm" svg:viewBox="0 0 34 34" svg:d="M0 17c0-3 1-6 2-8 2-3 4-5 6-7 3-1 6-2 9-2s6 1 8 2c3 2 5 4 7 6 1 3 2 6 2 9 0 3-1 6-2 9-2 2-4 4-6 6-3 1-6 2-9 2s-6-1-8-2c-3-2-5-4-7-6-1-3-2-6-2-9z">
          <text:p/>
        </draw:path>
        <draw:path draw:style-name="gr12" draw:text-style-name="P9" draw:layer="layout" svg:width="0.065cm" svg:height="0.065cm" svg:x="5.112cm" svg:y="9.705cm" svg:viewBox="0 0 66 66" svg:d="M0 33c0-5 2-11 4-16 3-5 7-9 12-12 6-3 11-5 17-5s11 2 16 5c6 3 10 7 13 12 2 5 4 11 4 16 0 6-2 12-4 17-3 5-7 9-12 12-6 3-11 4-17 4s-11-1-16-4c-6-3-10-7-13-12-2-5-4-11-4-17z">
          <text:p/>
        </draw:path>
        <draw:path draw:style-name="gr13" draw:text-style-name="P10" draw:layer="layout" svg:width="0.033cm" svg:height="0.033cm" svg:x="5.128cm" svg:y="9.722cm" svg:viewBox="0 0 34 34" svg:d="M0 17c0-3 1-6 2-8 2-3 4-5 6-7 3-1 6-2 9-2s6 1 8 2c3 2 5 4 7 6 1 3 2 6 2 9 0 3-1 6-2 9-2 2-4 4-6 6-3 1-6 2-9 2s-6-1-8-2c-3-2-5-4-7-6-1-3-2-6-2-9z">
          <text:p/>
        </draw:path>
        <draw:path draw:style-name="gr12" draw:text-style-name="P9" draw:layer="layout" svg:width="0.065cm" svg:height="0.065cm" svg:x="5.197cm" svg:y="9.705cm" svg:viewBox="0 0 66 66" svg:d="M0 33c0-5 2-11 4-16 3-5 7-9 12-12 6-3 11-5 17-5s11 2 16 5c6 3 10 7 13 12 2 5 4 11 4 16 0 6-2 12-4 17-3 5-7 9-12 12-6 3-11 4-17 4s-11-1-16-4c-6-3-10-7-13-12-2-5-4-11-4-17z">
          <text:p/>
        </draw:path>
        <draw:path draw:style-name="gr13" draw:text-style-name="P10" draw:layer="layout" svg:width="0.033cm" svg:height="0.033cm" svg:x="5.213cm" svg:y="9.722cm" svg:viewBox="0 0 34 34" svg:d="M0 17c0-3 1-6 2-8 2-3 4-5 6-7 3-1 6-2 9-2s6 1 8 2c3 2 5 4 7 6 1 3 2 6 2 9 0 3-1 6-2 9-2 2-4 4-6 6-3 1-6 2-9 2s-6-1-8-2c-3-2-5-4-7-6-1-3-2-6-2-9z">
          <text:p/>
        </draw:path>
        <draw:g>
          <draw:polygon draw:style-name="gr9" draw:text-style-name="P6" draw:layer="layout" svg:width="2.644cm" svg:height="1.146cm" svg:x="4.324cm" svg:y="7.863cm" svg:viewBox="0 0 2645 1147" draw:points="0,1147 572,0 2645,0 2072,1147">
            <text:p/>
          </draw:polygon>
          <draw:polygon draw:style-name="gr8" draw:text-style-name="P2" draw:layer="layout" svg:width="2.644cm" svg:height="1.146cm" svg:x="4.324cm" svg:y="7.863cm" svg:viewBox="0 0 2645 1147" draw:points="0,1147 572,0 2645,0 2072,1147">
            <text:p/>
          </draw:polygon>
        </draw:g>
        <draw:path draw:style-name="gr14" draw:text-style-name="P11" draw:layer="layout" svg:width="0.156cm" svg:height="0.093cm" svg:x="6.974cm" svg:y="7.873cm" svg:viewBox="0 0 157 94" svg:d="M0 47c0-8 4-16 11-24 6-7 16-13 28-17s26-6 39-6c14 0 28 2 40 6s22 10 28 17c7 8 11 16 11 24 0 8-4 16-11 23-6 8-16 14-28 18s-26 6-39 6c-14 0-28-2-40-6s-22-10-28-18c-7-7-11-15-11-23z">
          <text:p/>
        </draw:path>
        <draw:polygon draw:style-name="gr15" draw:text-style-name="P2" draw:layer="layout" svg:width="4.01cm" svg:height="2.083cm" svg:x="3.25cm" svg:y="7.759cm" svg:viewBox="0 0 4011 2084" draw:points="0,2084 0,1876 833,1459 1197,1459 1197,1355 885,1355 1562,0 4011,0 3334,1355 3021,1355 3021,1459 3334,1459 3334,1667 2501,2084">
          <text:p/>
        </draw:polygon>
        <draw:frame draw:style-name="gr16" draw:text-style-name="P2" draw:layer="layout" svg:width="0.999cm" svg:height="0.483cm" svg:x="4.001cm" svg:y="9.841cm">
          <draw:text-box>
            <text:p text:style-name="P4"><text:span text:style-name="T2">Laptop</text:span></text:p>
          </draw:text-box>
        </draw:frame>
        <draw:g>
          <draw:polygon draw:style-name="gr17" draw:text-style-name="P12" draw:layer="layout" svg:width="4.305cm" svg:height="0.805cm" svg:x="6.85cm" svg:y="8.851cm" svg:viewBox="0 0 4306 806" draw:points="0,399 400,0 400,199 3906,205 3907,5 4306,407 3905,806 3906,606 399,600 399,800">
            <text:p/>
          </draw:polygon>
          <draw:polygon draw:style-name="gr18" draw:text-style-name="P2" draw:layer="layout" svg:width="4.305cm" svg:height="0.805cm" svg:x="6.85cm" svg:y="8.851cm" svg:viewBox="0 0 4306 806" draw:points="0,399 400,0 400,199 3906,205 3907,5 4306,407 3905,806 3906,606 399,600 399,800">
            <text:p/>
          </draw:polygon>
        </draw:g>
        <draw:frame draw:style-name="gr6" draw:text-style-name="P2" draw:layer="layout" svg:width="2.5cm" svg:height="0.791cm" svg:x="7.75cm" svg:y="8.406cm">
          <draw:text-box>
            <text:p text:style-name="P4"><text:span text:style-name="T1">Parallel Port</text:span></text:p>
          </draw:text-box>
        </draw:frame>
        <draw:frame draw:style-name="gr6" draw:text-style-name="P2" draw:layer="layout" svg:width="2.5cm" svg:height="0.791cm" svg:x="13.775cm" svg:y="6.782cm">
          <draw:text-box>
            <text:p text:style-name="P4"><text:span text:style-name="T1">VCC domain</text:span></text:p>
          </draw:text-box>
        </draw:frame>
        <draw:frame draw:style-name="gr6" draw:text-style-name="P2" draw:layer="layout" svg:width="3.6cm" svg:height="0.706cm" svg:x="17.15cm" svg:y="6.794cm">
          <draw:text-box>
            <text:p text:style-name="P4"><text:span text:style-name="T3">VCC = [5, 3.3, 1.8, etc]</text:span></text:p>
          </draw:text-box>
        </draw:frame>
        <draw:frame draw:style-name="gr19" draw:text-style-name="P13" draw:layer="layout" svg:width="7.65cm" svg:height="1.299cm" svg:x="10cm" svg:y="5.204cm">
          <draw:text-box>
            <text:p text:style-name="P4"><text:span text:style-name="T1">Tarjeta de Adaptación de Puerto Paralelo</text:span></text:p>
          </draw:text-box>
        </draw:frame>
        <draw:g>
          <draw:g>
            <draw:polygon draw:style-name="gr4" draw:text-style-name="P3" draw:layer="layout" svg:width="2.125cm" svg:height="0.706cm" svg:x="12.438cm" svg:y="8.205cm" svg:viewBox="0 0 2126 707" draw:points="0,707 2126,707 2126,0 0,0">
              <text:p/>
            </draw:polygon>
            <draw:polygon draw:style-name="gr5" draw:text-style-name="P2" draw:layer="layout" svg:width="2.125cm" svg:height="0.706cm" svg:x="12.438cm" svg:y="8.205cm" svg:viewBox="0 0 2126 707" draw:points="0,707 2126,707 2126,0 0,0">
              <text:p/>
            </draw:polygon>
          </draw:g>
          <draw:frame draw:style-name="gr6" draw:text-style-name="P2" draw:layer="layout" svg:width="2.125cm" svg:height="0.706cm" svg:x="12.438cm" svg:y="8.205cm">
            <draw:text-box>
              <text:p text:style-name="P4"><text:span text:style-name="T3">isolation</text:span></text:p>
            </draw:text-box>
          </draw:frame>
        </draw:g>
        <draw:g>
          <draw:g>
            <draw:polygon draw:style-name="gr4" draw:text-style-name="P3" draw:layer="layout" svg:width="2.125cm" svg:height="0.706cm" svg:x="12.5cm" svg:y="9.545cm" svg:viewBox="0 0 2126 707" draw:points="0,707 2126,707 2126,0 0,0">
              <text:p/>
            </draw:polygon>
            <draw:polygon draw:style-name="gr5" draw:text-style-name="P2" draw:layer="layout" svg:width="2.125cm" svg:height="0.706cm" svg:x="12.5cm" svg:y="9.545cm" svg:viewBox="0 0 2126 707" draw:points="0,707 2126,707 2126,0 0,0">
              <text:p/>
            </draw:polygon>
          </draw:g>
          <draw:frame draw:style-name="gr6" draw:text-style-name="P2" draw:layer="layout" svg:width="2.125cm" svg:height="0.706cm" svg:x="12.5cm" svg:y="9.545cm">
            <draw:text-box>
              <text:p text:style-name="P4"><text:span text:style-name="T3">level shifting</text:span></text:p>
            </draw:text-box>
          </draw:frame>
        </draw:g>
        <draw:g>
          <draw:polygon draw:style-name="gr4" draw:text-style-name="P3" draw:layer="layout" svg:width="2.938cm" svg:height="0.836cm" svg:x="16.062cm" svg:y="8.881cm" svg:viewBox="0 0 2939 837" draw:points="0,393 406,0 403,199 2542,236 2546,36 2939,444 2532,837 2536,637 396,600 393,800">
            <text:p/>
          </draw:polygon>
          <draw:polygon draw:style-name="gr5" draw:text-style-name="P2" draw:layer="layout" svg:width="2.938cm" svg:height="0.836cm" svg:x="16.062cm" svg:y="8.881cm" svg:viewBox="0 0 2939 837" draw:points="0,393 406,0 403,199 2542,236 2546,36 2939,444 2532,837 2536,637 396,600 393,800">
            <text:p/>
          </draw:polygon>
        </draw:g>
        <draw:g>
          <draw:g>
            <draw:polygon draw:style-name="gr20" draw:text-style-name="P14" draw:layer="layout" svg:width="4cm" svg:height="3cm" svg:x="19cm" svg:y="7.824cm" svg:viewBox="0 0 4001 3001" draw:points="0,3001 4001,3001 4001,0 0,0">
              <text:p/>
            </draw:polygon>
            <draw:polygon draw:style-name="gr21" draw:text-style-name="P2" draw:layer="layout" svg:width="4cm" svg:height="3cm" svg:x="19cm" svg:y="7.824cm" svg:viewBox="0 0 4001 3001" draw:points="0,3001 4001,3001 4001,0 0,0">
              <text:p/>
            </draw:polygon>
          </draw:g>
          <draw:frame draw:style-name="gr22" draw:text-style-name="P2" draw:layer="layout" svg:width="4cm" svg:height="3cm" svg:x="19cm" svg:y="7.824cm">
            <draw:text-box>
              <text:p text:style-name="P4"><text:span text:style-name="T3">Target Circuit</text:span></text:p>
            </draw:text-box>
          </draw:frame>
        </draw:g>
        <draw:line draw:style-name="gr23" draw:text-style-name="P2" draw:layer="layout" svg:x1="19.001cm" svg:y1="8.325cm" svg:x2="16.062cm" svg:y2="8.306cm">
          <text:p/>
        </draw:line>
        <draw:line draw:style-name="gr23" draw:text-style-name="P2" draw:layer="layout" svg:x1="19.001cm" svg:y1="10.05cm" svg:x2="16.062cm" svg:y2="10.091cm">
          <text:p/>
        </draw:line>
        <draw:frame draw:style-name="gr24" draw:text-style-name="P2" draw:layer="layout" svg:width="1.25cm" svg:height="0.791cm" svg:x="17.75cm" svg:y="7.63cm">
          <draw:text-box>
            <text:p text:style-name="P15"><text:span text:style-name="T1">VCC</text:span></text:p>
          </draw:text-box>
        </draw:frame>
        <draw:frame draw:style-name="gr24" draw:text-style-name="P2" draw:layer="layout" svg:width="1.25cm" svg:height="0.791cm" svg:x="17.75cm" svg:y="10.227cm">
          <draw:text-box>
            <text:p text:style-name="P15"><text:span text:style-name="T1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5f_0" draw:display-name="Gradient_0" draw:style="linear" draw:start-color="#cad9ed" draw:end-color="#7caada" draw:start-intensity="100%" draw:end-intensity="100%" draw:angle="225deg" draw:border="0%"/>
    <draw:gradient draw:name="Gradient_5f_1" draw:display-name="Gradient_1" draw:style="rectangular" draw:cx="50%" draw:cy="50%" draw:start-color="#cad9ed" draw:end-color="#7caada" draw:start-intensity="100%" draw:end-intensity="100%" draw:angle="0deg" draw:border="0%"/>
    <draw:gradient draw:name="Gradient_5f_2" draw:display-name="Gradient_2" draw:style="linear" draw:start-color="#cad9ed" draw:end-color="#7caada" draw:start-intensity="100%" draw:end-intensity="100%" draw:angle="180deg" draw:border="0%"/>
    <draw:gradient draw:name="Gradient_5f_3" draw:display-name="Gradient_3" draw:style="radial" draw:cx="0%" draw:cy="0%" draw:start-color="#cad9ed" draw:end-color="#7caada" draw:start-intensity="100%" draw:end-intensity="100%" draw:border="0%"/>
    <draw:gradient draw:name="Gradient_5f_4" draw:display-name="Gradient_4" draw:style="radial" draw:cx="100%" draw:cy="100%" draw:start-color="#cad9ed" draw:end-color="#7caada" draw:start-intensity="100%" draw:end-intensity="100%" draw:border="0%"/>
    <draw:gradient draw:name="Gradient_5f_5" draw:display-name="Gradient_5" draw:style="linear" draw:start-color="#cad9ed" draw:end-color="#7caada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7T20:15:56.449726414</dc:date>
    <dc:language>en-US</dc:language>
    <meta:creation-date>2018-05-16T00:02:31Z</meta:creation-date>
    <meta:initial-creator>meve</meta:initial-creator>
    <meta:generator>LibreOffice/7.0.6.2$Linux_X86_64 LibreOffice_project/00$Build-2</meta:generator>
    <meta:editing-duration>PT6M47S</meta:editing-duration>
    <meta:editing-cycles>1</meta:editing-cycles>
    <meta:document-statistic meta:object-count="87"/>
    <meta:template xlink:type="simple" xlink:actuate="onRequest" xlink:title="BASICD_M.VSTX" xlink:href=""/>
  </office:meta>
</office:document-meta>
</file>